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9.2728in"/>
    </style:style>
    <style:style style:name="co6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5138in"/>
    </style:style>
    <style:style style:name="co4" style:family="table-column">
      <style:table-column-properties fo:break-before="auto" style:column-width="1.5752in"/>
    </style:style>
    <style:style style:name="co7" style:family="table-column">
      <style:table-column-properties fo:break-before="auto" style:column-width="1.18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33ff99"/>
      <style:text-properties fo:color="#66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339966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1"/>
        <table:table-column table:style-name="co7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ancel</text:p>
          </table:table-cell>
          <table:table-cell office:value-type="string" calcext:value-type="string">
            <text:p>bool : hasCancel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7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2">preventIntercome</text:span>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preventIntercome</text:span>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Intercome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entSelf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Mob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MobCance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RefreshChar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quipBuffWithCharge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BlockDamag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Opponent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nderCardRegister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R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quipment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Opponen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ed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aunch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ntercep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style-name="ce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Think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Think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Think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Mo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ThinkMob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75in" svg:y="32.2646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75in" svg:y="32.4425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oTwiceLevelActionTrigger</text:p>
          </table:table-cell>
          <table:table-cell office:value-type="string" calcext:value-type="string">
            <text:p>Not 0: appli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OINTCUTS: 142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nEffectStart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Updat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Finish</text:p>
          </table:table-cell>
          <table:table-cell table:style-name="ce2"/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12:43:01.74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13H13M7S</meta:editing-duration>
    <meta:editing-cycles>66</meta:editing-cycles>
    <meta:generator>LibreOffice/7.2.1.2$Windows_X86_64 LibreOffice_project/87b77fad49947c1441b67c559c339af8f3517e22</meta:generator>
    <dc:date>2022-01-06T12:45:05.316000000</dc:date>
    <meta:document-statistic meta:table-count="3" meta:cell-count="407" meta:object-count="0"/>
    <meta:user-defined meta:name="Info 1"/>
    <meta:user-defined meta:name="Info 2"/>
    <meta:user-defined meta:name="Info 3"/>
    <meta:user-defined meta:name="Info 4"/>
  </office:meta>
</office:document-meta>
</file>